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979in" style:rel-column-width="12285*"/>
    </style:style>
    <style:style style:name="Table1.B" style:family="table-column">
      <style:table-column-properties style:column-width="1.7313in" style:rel-column-width="16383*"/>
    </style:style>
    <style:style style:name="Table1.C" style:family="table-column">
      <style:table-column-properties style:column-width="1.2986in" style:rel-column-width="12288*"/>
    </style:style>
    <style:style style:name="Table1.D" style:family="table-column">
      <style:table-column-properties style:column-width="0.86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background-color="#ff6600" fo:padding="0.0382in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ff66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43bf3" officeooo:paragraph-rsid="00143bf3"/>
    </style:style>
    <style:style style:name="P2" style:family="paragraph" style:parent-style-name="Standard">
      <style:text-properties officeooo:rsid="0014b244" officeooo:paragraph-rsid="0014b244"/>
    </style:style>
    <style:style style:name="P3" style:family="paragraph" style:parent-style-name="Text_20_body">
      <style:text-properties officeooo:rsid="0014b244" officeooo:paragraph-rsid="0014b244"/>
    </style:style>
    <style:style style:name="P4" style:family="paragraph" style:parent-style-name="Text_20_body">
      <style:text-properties officeooo:rsid="0016fa9e" officeooo:paragraph-rsid="0016fa9e"/>
    </style:style>
    <style:style style:name="P5" style:family="paragraph" style:parent-style-name="Text_20_body">
      <style:text-properties officeooo:rsid="001787bc" officeooo:paragraph-rsid="001787bc"/>
    </style:style>
    <style:style style:name="P6" style:family="paragraph" style:parent-style-name="Text_20_body" style:list-style-name="L1">
      <style:text-properties style:text-line-through-style="solid" style:text-line-through-type="single" officeooo:rsid="00198c4e" officeooo:paragraph-rsid="00198c4e"/>
    </style:style>
    <style:style style:name="P7" style:family="paragraph" style:parent-style-name="Text_20_body" style:list-style-name="L2">
      <style:text-properties style:text-line-through-style="solid" style:text-line-through-type="single" officeooo:rsid="00198c4e" officeooo:paragraph-rsid="00198c4e"/>
    </style:style>
    <style:style style:name="P8" style:family="paragraph" style:parent-style-name="Text_20_body" style:list-style-name="L1">
      <style:text-properties officeooo:rsid="00198c4e" officeooo:paragraph-rsid="00198c4e"/>
    </style:style>
    <style:style style:name="P9" style:family="paragraph" style:parent-style-name="Text_20_body" style:list-style-name="L2">
      <style:text-properties officeooo:rsid="00198c4e" officeooo:paragraph-rsid="00198c4e"/>
    </style:style>
    <style:style style:name="P10" style:family="paragraph" style:parent-style-name="Text_20_body" style:list-style-name="L3">
      <style:text-properties officeooo:rsid="001dd70a" officeooo:paragraph-rsid="001dd70a"/>
    </style:style>
    <style:style style:name="P11" style:family="paragraph" style:parent-style-name="Text_20_body" style:list-style-name="L3">
      <style:text-properties officeooo:rsid="001dd70a" officeooo:paragraph-rsid="001f1ab2"/>
    </style:style>
    <style:style style:name="P12" style:family="paragraph" style:parent-style-name="Text_20_body">
      <style:text-properties officeooo:paragraph-rsid="0021fd6b"/>
    </style:style>
    <style:style style:name="P13" style:family="paragraph" style:parent-style-name="Text_20_body">
      <style:text-properties officeooo:rsid="002556c7" officeooo:paragraph-rsid="002556c7"/>
    </style:style>
    <style:style style:name="P14" style:family="paragraph" style:parent-style-name="Heading_20_1">
      <style:text-properties officeooo:rsid="0016fa9e" officeooo:paragraph-rsid="0016fa9e"/>
    </style:style>
    <style:style style:name="P15" style:family="paragraph" style:parent-style-name="Heading_20_1">
      <style:text-properties officeooo:rsid="0021fd6b" officeooo:paragraph-rsid="0021fd6b"/>
    </style:style>
    <style:style style:name="P16" style:family="paragraph" style:parent-style-name="Heading_20_1">
      <style:text-properties officeooo:rsid="002556c7" officeooo:paragraph-rsid="002556c7"/>
    </style:style>
    <style:style style:name="P17" style:family="paragraph" style:parent-style-name="Heading_20_2">
      <style:text-properties officeooo:rsid="0014b244" officeooo:paragraph-rsid="0014b244"/>
    </style:style>
    <style:style style:name="P18" style:family="paragraph" style:parent-style-name="Heading_20_2">
      <style:text-properties officeooo:rsid="0016fa9e" officeooo:paragraph-rsid="0016fa9e"/>
    </style:style>
    <style:style style:name="P19" style:family="paragraph" style:parent-style-name="Heading_20_2">
      <style:text-properties officeooo:rsid="00198c4e" officeooo:paragraph-rsid="00198c4e"/>
    </style:style>
    <style:style style:name="P20" style:family="paragraph" style:parent-style-name="Heading_20_2">
      <style:text-properties officeooo:rsid="001b77c3" officeooo:paragraph-rsid="001b77c3"/>
    </style:style>
    <style:style style:name="P21" style:family="paragraph" style:parent-style-name="Table_20_Contents">
      <style:text-properties officeooo:rsid="002556c7" officeooo:paragraph-rsid="002556c7"/>
    </style:style>
    <style:style style:name="P22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2556c7" officeooo:paragraph-rsid="002556c7"/>
    </style:style>
    <style:style style:name="P23" style:family="paragraph" style:parent-style-name="Table_20_Contents">
      <style:text-properties officeooo:rsid="00272c08" officeooo:paragraph-rsid="00272c08"/>
    </style:style>
    <style:style style:name="P24" style:family="paragraph" style:parent-style-name="Table_20_Contents">
      <loext:graphic-properties draw:fill="solid" draw:fill-color="#ff6600" draw:opacity="100%"/>
      <style:paragraph-properties fo:background-color="#ff6600"/>
      <style:text-properties officeooo:rsid="00272c08" officeooo:paragraph-rsid="00272c08"/>
    </style:style>
    <style:style style:name="P25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272c08" officeooo:paragraph-rsid="00272c08"/>
    </style:style>
    <style:style style:name="P26" style:family="paragraph" style:parent-style-name="Table_20_Contents">
      <style:text-properties officeooo:rsid="0028d9e6" officeooo:paragraph-rsid="0028d9e6"/>
    </style:style>
    <style:style style:name="P27" style:family="paragraph" style:parent-style-name="Table_20_Contents">
      <style:text-properties officeooo:rsid="00292c73" officeooo:paragraph-rsid="00292c73"/>
    </style:style>
    <style:style style:name="P28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292c73" officeooo:paragraph-rsid="00292c73"/>
    </style:style>
    <style:style style:name="P29" style:family="paragraph" style:parent-style-name="Table_20_Contents">
      <style:text-properties officeooo:rsid="002b035e" officeooo:paragraph-rsid="002b035e"/>
    </style:style>
    <style:style style:name="P30" style:family="paragraph">
      <style:paragraph-properties fo:margin-left="0in" fo:margin-right="0in" fo:margin-top="0in" fo:margin-bottom="0in" fo:line-height="100%" fo:text-align="center" fo:text-indent="0in"/>
    </style:style>
    <style:style style:name="P3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77c3"/>
    </style:style>
    <style:style style:name="T2" style:family="text">
      <style:text-properties officeooo:rsid="001f1ab2"/>
    </style:style>
    <style:style style:name="T3" style:family="text">
      <style:text-properties officeooo:rsid="002556c7"/>
    </style:style>
    <style:style style:name="T4" style:family="text">
      <style:text-properties officeooo:rsid="00272c08"/>
    </style:style>
    <style:style style:name="T5" style:family="text">
      <style:text-properties officeooo:rsid="0028d9e6"/>
    </style:style>
    <style:style style:name="T6" style:family="text">
      <style:text-properties officeooo:rsid="00292c73"/>
    </style:style>
    <style:style style:name="T7" style:family="text">
      <style:text-properties officeooo:rsid="002b035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4016in" fo:min-width="0.7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016in" fo:min-width="1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er Feeder Status Requirements:</text:p>
      <text:p text:style-name="P1"/>
      <text:h text:style-name="Heading_20_1" text:outline-level="1">Introduction</text:h>
      <text:p text:style-name="P1">The goal of the project is to create a sensor / microprocessor / cellular modem combination that will measure the quantity of corn available in a Deer Feeder and send the daily status result, using the cellular network. <text:s/>The system should also identify when the Deer Feeder is empty. <text:s/>The sensor package should be installed on the Deer Feeder and be powered by the feeder power system and utilize the existing solar panel for recharging.</text:p>
      <text:p text:style-name="P1"/>
      <text:h text:style-name="Heading_20_1" text:outline-level="1">Basic Design Components:</text:h>
      <text:p text:style-name="P1">1) Distance Sensor – HC SR104 ultrasonic distance sensor, 5v</text:p>
      <text:p text:style-name="P1">2) Hologram Dash/DashPro Cellular connection kit</text:p>
      <text:p text:style-name="P1">3) Hologram Cloud Data respository</text:p>
      <text:p text:style-name="P1">4) 12 v feeder battery system</text:p>
      <text:p text:style-name="P1">5) 20 v solar panel</text:p>
      <text:p text:style-name="P1"/>
      <text:h text:style-name="Heading_20_1" text:outline-level="1">Minimally Viable Product (MVP):</text:h>
      <text:h text:style-name="Heading_20_2" text:outline-level="2">Feeder Gauge</text:h>
      <text:p text:style-name="P3">Measure the distance from the deer feeder lid to the surface of the corn. <text:s/>Maximum distance will be when the feeder is empty.</text:p>
      <text:h text:style-name="P17" text:outline-level="2">Take Measurement</text:h>
      <text:p text:style-name="P2">Every 24 hours, take 5 measurements and average the result</text:p>
      <text:h text:style-name="P17" text:outline-level="2">Send Measurement to Cloud</text:h>
      <text:p text:style-name="P2">Once the measurement has been successfully taken, wake up the cellular modem, make a connection and send result to the cloud.</text:p>
      <text:h text:style-name="P17" text:outline-level="2">Recharge Battery</text:h>
      <text:p text:style-name="P3">Use the existing solar panel to recharge the built in battery.</text:p>
      <text:h text:style-name="Heading_20_1" text:outline-level="1"><text:soft-page-break/>Additional Requirements:</text:h>
      <text:h text:style-name="P17" text:outline-level="2">Feeder Action / Health</text:h>
      <text:p text:style-name="P3">Record the time and duration of the feeder action. <text:s/>Send the resulting data when the daily message is sent</text:p>
      <text:h text:style-name="P17" text:outline-level="2">Empty Notification</text:h>
      <text:p text:style-name="P3">Send an SMS notification when the feeder is empty.</text:p>
      <text:h text:style-name="P14" text:outline-level="1">Software Design</text:h>
      <text:p text:style-name="P4">Use Arduino IDE, compiled code.</text:p>
      <text:h text:style-name="P18" text:outline-level="2">Distance Measurement</text:h>
      <text:p text:style-name="P4">Modify the NewPing code to compile on the Arduino with the Hologram Dash card</text:p>
      <text:p text:style-name="P4">Separate module (function) to take the measurement. <text:s/>Use the built in average function to average over 5 readings.</text:p>
      <text:p text:style-name="P4">- call function feedDistance = MeasureFeed();</text:p>
      <text:p text:style-name="P4">- return distance in cm</text:p>
      <text:h text:style-name="Heading_20_2" text:outline-level="2">Send Data to Cloud</text:h>
      <text:p text:style-name="P5">Use the CloudBegin to initialize the connection to the cloud. <text:s/>Send the data, loop to monitor success. <text:s/>If not success after 5 minutes, set exception and retry.</text:p>
      <text:p text:style-name="P5"/>
      <text:h text:style-name="Heading_20_1" text:outline-level="1">Next Steps</text:h>
      <text:h text:style-name="Heading_20_2" text:outline-level="2">Hardware</text:h>
      <text:list xml:id="list7879113316898865338" text:style-name="L1">
        <text:list-item>
          <text:p text:style-name="P6">Power up and test Dash Pro. <text:s/>Just get back to where I was before</text:p>
        </text:list-item>
        <text:list-item>
          <text:p text:style-name="P6">register the Dash Sim 2</text:p>
        </text:list-item>
        <text:list-item>
          <text:p text:style-name="P6">register Dash Sim 3</text:p>
        </text:list-item>
        <text:list-item>
          <text:p text:style-name="P6">Power up and test Dash Sim 2</text:p>
        </text:list-item>
        <text:list-item>
          <text:p text:style-name="P6">Power up and test Dash Sim 3</text:p>
        </text:list-item>
        <text:list-item>
          <text:p text:style-name="P6">Configure and label Dash 1 for Battery (remember the jumper)</text:p>
        </text:list-item>
        <text:list-item>
          <text:p text:style-name="P8"><text:soft-page-break/>Design and configure project box</text:p>
        </text:list-item>
        <text:list-item>
          <text:p text:style-name="P8">Locate external antenna</text:p>
        </text:list-item>
        <text:list-item>
          <text:p text:style-name="P8">Design and integrate Sun Buddy solar panel charging</text:p>
        </text:list-item>
      </text:list>
      <text:h text:style-name="P19" text:outline-level="2">Software</text:h>
      <text:list xml:id="list5102165635069589543" text:style-name="L2">
        <text:list-item>
          <text:p text:style-name="P7">Register Sim 1 and Sim 2 on account</text:p>
        </text:list-item>
        <text:list-item>
          <text:p text:style-name="P7">Provision account with sufficient funding</text:p>
        </text:list-item>
        <text:list-item>
          <text:p text:style-name="P7">Update Arduino package</text:p>
        </text:list-item>
        <text:list-item>
          <text:p text:style-name="P7">Update firmware for Dash 1 &amp; 2</text:p>
        </text:list-item>
        <text:list-item>
          <text:p text:style-name="P9"/>
        </text:list-item>
      </text:list>
      <text:h text:style-name="Heading_20_1" text:outline-level="1">Hardware Information</text:h>
      <text:h text:style-name="P20" text:outline-level="2">Dash Pro 1</text:h>
      <text:list xml:id="list4862820768001489581" text:style-name="L3">
        <text:list-item>
          <text:p text:style-name="P10">Konekt Kon -LU200 2015-11-17</text:p>
          <text:list>
            <text:list-item>
              <text:p text:style-name="P10">Ublox Modem, Model – LISA-U200 820100.0312.000</text:p>
            </text:list-item>
            <text:list-item>
              <text:p text:style-name="P10">IMEI 358683063825229</text:p>
            </text:list-item>
            <text:list-item>
              <text:p text:style-name="P10">SIM 8944501006151414846</text:p>
            </text:list-item>
          </text:list>
        </text:list-item>
      </text:list>
      <text:h text:style-name="Heading_20_2" text:outline-level="2"><text:tab/><text:span text:style-name="T1">Dash (1)</text:span></text:h>
      <text:list xml:id="list133713644075421" text:continue-numbering="true" text:style-name="L3">
        <text:list-item>
          <text:p text:style-name="P10">Hologram Dash Rev 2 201<text:span text:style-name="T2">6</text:span>-<text:span text:style-name="T2">07</text:span>-17</text:p>
          <text:list>
            <text:list-item>
              <text:p text:style-name="P10">Ublox Modem, Model – <text:span text:style-name="T2">SARA</text:span>-U2<text:span text:style-name="T2">6</text:span>0 8<text:span text:style-name="T2">30000</text:span>.0<text:span text:style-name="T2">412</text:span>.000</text:p>
            </text:list-item>
            <text:list-item>
              <text:p text:style-name="P10">IMEI <text:span text:style-name="T2">353162076254433</text:span></text:p>
            </text:list-item>
            <text:list-item>
              <text:p text:style-name="P11">SIM 8944501006151395359</text:p>
            </text:list-item>
          </text:list>
        </text:list-item>
      </text:list>
      <text:h text:style-name="Heading_20_2" text:outline-level="2">Dash (<text:span text:style-name="T2">2</text:span>)</text:h>
      <text:list xml:id="list133713804758495" text:continue-numbering="true" text:style-name="L3">
        <text:list-item>
          <text:p text:style-name="P11">Hologram Dash Rev 2 201<text:span text:style-name="T2">6</text:span>-<text:span text:style-name="T2">07</text:span>-17</text:p>
          <text:list>
            <text:list-item>
              <text:p text:style-name="P11">Ublox Modem, Model – <text:span text:style-name="T2">SARA</text:span>-U2<text:span text:style-name="T2">6</text:span>0 8<text:span text:style-name="T2">30000</text:span>.0<text:span text:style-name="T2">404</text:span>.000</text:p>
            </text:list-item>
            <text:list-item>
              <text:p text:style-name="P11">IMEI <text:span text:style-name="T2">353162071237664</text:span></text:p>
            </text:list-item>
            <text:list-item>
              <text:p text:style-name="P11">SIM 8944<text:span text:style-name="T2">500803165573562</text:span></text:p>
            </text:list-item>
          </text:list>
        </text:list-item>
      </text:list>
      <text:h text:style-name="P15" text:outline-level="1"><text:soft-page-break/><text:span text:style-name="T3">Power Wiring</text:span> Design</text:h>
      <text:p text:style-name="P12"><draw:g text:anchor-type="paragraph" draw:z-index="0" draw:name="Shape1" draw:style-name="gr1"><draw:custom-shape draw:style-name="gr2" draw:text-style-name="P31" xml:id="id2" draw:id="id2" svg:width="0.9004in" svg:height="1.5004in" svg:x="0in" svg:y="3.2835in"><text:p text:style-name="P30"><text:span text:style-name="T8">Feeder</text:span></text:p><text:p text:style-name="P30"><text:span text:style-name="T8">Timer</text:span></text:p><draw:enhanced-geometry svg:viewBox="0 0 21600 21600" draw:type="rectangle" draw:enhanced-path="M 0 0 L 21600 0 21600 21600 0 21600 0 0 Z N"/></draw:custom-shape><draw:custom-shape draw:style-name="gr2" draw:text-style-name="P31" xml:id="id1" draw:id="id1" svg:width="0.9004in" svg:height="1.5004in" svg:x="0.2in" svg:y="0.0835in"><text:p text:style-name="P30"><text:span text:style-name="T8">Solar</text:span></text:p><text:p text:style-name="P30"><text:span text:style-name="T8">Panel</text:span></text:p><draw:enhanced-geometry svg:viewBox="0 0 21600 21600" draw:type="rectangle" draw:enhanced-path="M 0 0 L 21600 0 21600 21600 0 21600 0 0 Z N"/></draw:custom-shape><draw:custom-shape draw:style-name="gr3" draw:text-style-name="P31" xml:id="id3" draw:id="id3" svg:width="1.5004in" svg:height="1.1004in" svg:x="1.7in" svg:y="1.9835in"><text:p text:style-name="P30"><text:span text:style-name="T8">Feede</text:span><text:span text:style-name="T8">r</text:span></text:p><text:p text:style-name="P30"><text:span text:style-name="T8">Batter</text:span><text:span text:style-name="T8">y</text:span></text:p><draw:enhanced-geometry svg:viewBox="0 0 21600 21600" draw:type="rectangle" draw:enhanced-path="M 0 0 L 21600 0 21600 21600 0 21600 0 0 Z N"/></draw:custom-shape><draw:custom-shape draw:style-name="gr4" draw:text-style-name="P31" xml:id="id4" draw:id="id4" svg:width="1.2004in" svg:height="1.1004in" svg:x="4.1in" svg:y="0.6835in"><text:p text:style-name="P30"><text:span text:style-name="T8">Solar</text:span></text:p><text:p text:style-name="P30"><text:span text:style-name="T8">Charger</text:span></text:p><draw:enhanced-geometry svg:viewBox="0 0 21600 21600" draw:type="rectangle" draw:enhanced-path="M 0 0 L 21600 0 21600 21600 0 21600 0 0 Z N"/></draw:custom-shape><draw:custom-shape draw:style-name="gr2" draw:text-style-name="P31" xml:id="id5" draw:id="id5" svg:width="0.9004in" svg:height="1.5004in" svg:x="4in" svg:y="3.4835in"><text:p text:style-name="P30"><text:span text:style-name="T8">Dash</text:span></text:p><text:p text:style-name="P30"><text:span text:style-name="T8">Battery</text:span></text:p><draw:enhanced-geometry svg:viewBox="0 0 21600 21600" draw:type="rectangle" draw:enhanced-path="M 0 0 L 21600 0 21600 21600 0 21600 0 0 Z N"/></draw:custom-shape><draw:custom-shape draw:style-name="gr2" draw:text-style-name="P31" xml:id="id6" draw:id="id6" svg:width="0.9004in" svg:height="1.5004in" svg:x="6.4in" svg:y="2.9835in"><text:p text:style-name="P30"><text:span text:style-name="T8">Dash</text:span></text:p><draw:enhanced-geometry svg:viewBox="0 0 21600 21600" draw:type="rectangle" draw:enhanced-path="M 0 0 L 21600 0 21600 21600 0 21600 0 0 Z N"/></draw:custom-shape><draw:connector draw:style-name="gr5" draw:text-style-name="P31" svg:x1="0.65in" svg:y1="1.5835in" svg:x2="0.45in" svg:y2="3.2835in" draw:start-shape="id1" draw:start-glue-point="2" draw:end-shape="id2" svg:d="M1651 4022v2159h-508v2159" svg:viewBox="0 0 510 4320"><text:p text:style-name="P30"><text:span text:style-name="T8">20 volts</text:span></text:p></draw:connector><draw:connector draw:style-name="gr5" draw:text-style-name="P31" svg:x1="0.9in" svg:y1="4.0335in" svg:x2="1.7in" svg:y2="2.5335in" draw:start-shape="id2" draw:end-shape="id3" draw:end-glue-point="3" svg:d="M2286 10245h1016v-3810h1016" svg:viewBox="0 0 2034 3812"><text:p text:style-name="P30"><text:span text:style-name="T8">12 volts</text:span></text:p></draw:connector><draw:connector draw:style-name="gr5" draw:text-style-name="P31" svg:x1="1.1in" svg:y1="0.8335in" svg:x2="4.1in" svg:y2="1.2335in" draw:start-shape="id1" draw:end-shape="id4" draw:end-glue-point="3" svg:d="M2794 2117h3810v1016h3810" svg:viewBox="0 0 7622 1018"><text:p text:style-name="P30"><text:span text:style-name="T8">12 volts</text:span></text:p></draw:connector><draw:connector draw:style-name="gr5" draw:text-style-name="P31" svg:x1="4.7in" svg:y1="1.7835in" svg:x2="4.45in" svg:y2="3.4835in" draw:start-shape="id4" draw:start-glue-point="2" draw:end-shape="id5" svg:d="M11938 4530v2159h-635v2159" svg:viewBox="0 0 637 4320"><text:p text:style-name="P30"><text:span text:style-name="T8">3.7 volts</text:span></text:p></draw:connector><draw:connector draw:style-name="gr5" draw:text-style-name="P31" svg:x1="5.3in" svg:y1="1.2335in" svg:x2="6.4in" svg:y2="3.7335in" draw:start-shape="id4" draw:start-glue-point="1" draw:end-shape="id6" svg:d="M13462 3133h1397v6350h1397" svg:viewBox="0 0 2796 6352"><text:p text:style-name="P30"><text:span text:style-name="T8">3.7 volts</text:span></text:p></draw:connector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" text:outline-level="1">Electronics Wiring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row>
          <table:table-cell table:style-name="Table1.A1" office:value-type="string">
            <text:p text:style-name="P21">B<text:span text:style-name="T5">reakOut Board</text:span></text:p>
          </table:table-cell>
          <table:table-cell table:style-name="Table1.A1" office:value-type="string">
            <text:p text:style-name="P21">Dash</text:p>
          </table:table-cell>
          <table:table-cell table:style-name="Table1.A1" office:value-type="string">
            <text:p text:style-name="P21">DHT</text:p>
          </table:table-cell>
          <table:table-cell table:style-name="Table1.A1" office:value-type="string">
            <text:p text:style-name="P21">US-100</text:p>
          </table:table-cell>
          <table:table-cell table:style-name="Table1.A1" office:value-type="string">
            <text:p text:style-name="P21">Ethernet</text:p>
          </table:table-cell>
          <table:table-cell table:style-name="Table1.F1" office:value-type="string">
            <text:p text:style-name="P23">4-Wire</text:p>
          </table:table-cell>
        </table:table-row>
        <table:table-row>
          <table:table-cell table:style-name="Table1.A2" office:value-type="string">
            <text:p text:style-name="P27">Power</text:p>
          </table:table-cell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4">3.3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O<text:span text:style-name="T6">range</text:span></text:p>
          </table:table-cell>
          <table:table-cell table:style-name="Table1.F2" office:value-type="string">
            <text:p text:style-name="P24">Red</text:p>
          </table:table-cell>
        </table:table-row>
        <table:table-row>
          <table:table-cell table:style-name="Table1.A2" office:value-type="string">
            <text:p text:style-name="P27">L15</text:p>
          </table:table-cell>
          <table:table-cell table:style-name="Table1.A2" office:value-type="string">
            <text:p text:style-name="P21"><text:span text:style-name="T6">L4 (D10)</text:span></text:p>
          </table:table-cell>
          <table:table-cell table:style-name="Table1.A2" office:value-type="string">
            <text:p text:style-name="P27">Dat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Orange/W</text:p>
          </table:table-cell>
          <table:table-cell table:style-name="Table1.F2" office:value-type="string">
            <text:p text:style-name="P27">White</text:p>
          </table:table-cell>
        </table:table-row>
        <table:table-row>
          <table:table-cell table:style-name="Table1.A2" office:value-type="string">
            <text:p text:style-name="P28">GND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8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Green/W</text:p>
          </table:table-cell>
          <table:table-cell table:style-name="Table1.F2" office:value-type="string">
            <text:p text:style-name="P28">Grey</text:p>
          </table:table-cell>
        </table:table-row>
        <table:table-row>
          <table:table-cell table:style-name="Table1.A2" office:value-type="string">
            <text:p text:style-name="P27">Power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5" office:value-type="string">
            <text:p text:style-name="P23">3.3V <text:span text:style-name="T5">Pin 1</text:span></text:p>
          </table:table-cell>
          <table:table-cell table:style-name="Table1.D5" office:value-type="string">
            <text:p text:style-name="P23">Blue</text:p>
          </table:table-cell>
          <table:table-cell table:style-name="Table1.F5" office:value-type="string">
            <text:p text:style-name="P23">Red</text:p>
          </table:table-cell>
        </table:table-row>
        <table:table-row>
          <table:table-cell table:style-name="Table1.D5" office:value-type="string">
            <text:p text:style-name="P26"><text:span text:style-name="T6">L</text:span>11</text:p>
          </table:table-cell>
          <table:table-cell table:style-name="Table1.D5" office:value-type="string">
            <text:p text:style-name="P26"><text:span text:style-name="T6">L</text:span>8 (D14)</text:p>
          </table:table-cell>
          <table:table-cell table:style-name="Table1.A2" office:value-type="string">
            <text:p text:style-name="P26"/>
          </table:table-cell>
          <table:table-cell table:style-name="Table1.D5" office:value-type="string">
            <text:p text:style-name="P24">TX Pin 2</text:p>
          </table:table-cell>
          <table:table-cell table:style-name="Table1.D5" office:value-type="string">
            <text:p text:style-name="P24">Brown</text:p>
          </table:table-cell>
          <table:table-cell table:style-name="Table1.F5" office:value-type="string">
            <text:p text:style-name="P24">Black</text:p>
          </table:table-cell>
        </table:table-row>
        <table:table-row>
          <table:table-cell table:style-name="Table1.D5" office:value-type="string">
            <text:p text:style-name="P26"><text:span text:style-name="T6">L</text:span>13</text:p>
          </table:table-cell>
          <table:table-cell table:style-name="Table1.D5" office:value-type="string">
            <text:p text:style-name="P26"><text:span text:style-name="T6">L</text:span>6(D12)</text:p>
          </table:table-cell>
          <table:table-cell table:style-name="Table1.A2" office:value-type="string">
            <text:p text:style-name="P26"/>
          </table:table-cell>
          <table:table-cell table:style-name="Table1.D5" office:value-type="string">
            <text:p text:style-name="P24">RX Pin 3</text:p>
          </table:table-cell>
          <table:table-cell table:style-name="Table1.D5" office:value-type="string">
            <text:p text:style-name="P24">Brown/W</text:p>
          </table:table-cell>
          <table:table-cell table:style-name="Table1.F5" office:value-type="string">
            <text:p text:style-name="P24">White</text:p>
          </table:table-cell>
        </table:table-row>
        <table:table-row>
          <table:table-cell table:style-name="Table1.A2" office:value-type="string">
            <text:p text:style-name="P29">GND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6"/>
          </table:table-cell>
          <table:table-cell table:style-name="Table1.D5" office:value-type="string">
            <text:p text:style-name="P26">GND Pin 4</text:p>
          </table:table-cell>
          <table:table-cell table:style-name="Table1.D5" office:value-type="string">
            <text:p text:style-name="P26">Blue/W</text:p>
          </table:table-cell>
          <table:table-cell table:style-name="Table1.F5" office:value-type="string">
            <text:p text:style-name="P26">Grey</text:p>
          </table:table-cell>
        </table:table-row>
        <table:table-row>
          <table:table-cell table:style-name="Table1.A2" office:value-type="string">
            <text:p text:style-name="P27">GND <text:s/><text:span text:style-name="T7">(</text:span>L17<text:span text:style-name="T7">)</text:span> </text:p>
          </table:table-cell>
          <table:table-cell table:style-name="Table1.A2" office:value-type="string">
            <text:p text:style-name="P27">L02(GND) (jumper</text:p>
          </table:table-cell>
          <table:table-cell table:style-name="Table1.A2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F9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Power (R7)</text:p>
          </table:table-cell>
          <table:table-cell table:style-name="Table1.A2" office:value-type="string">
            <text:p text:style-name="P27">R12 (3.3v) (jumper)</text:p>
          </table:table-cell>
          <table:table-cell table:style-name="Table1.A2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F9" office:value-type="string">
            <text:p text:style-name="P2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1:00:36.089911553</meta:creation-date>
    <dc:date>2016-12-30T13:37:00.514054242</dc:date>
    <meta:editing-duration>P6DT3H35M45S</meta:editing-duration>
    <meta:editing-cycles>11</meta:editing-cycles>
    <meta:generator>LibreOffice/5.1.4.2$Linux_X86_64 LibreOffice_project/10m0$Build-2</meta:generator>
    <meta:document-statistic meta:table-count="1" meta:image-count="0" meta:object-count="0" meta:page-count="4" meta:paragraph-count="109" meta:word-count="564" meta:character-count="3203" meta:non-whitespace-character-count="2780"/>
  </office:meta>
</office:document-meta>
</file>